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95c42"/>
    </style:style>
    <style:style style:name="P2" style:family="paragraph" style:parent-style-name="Standard">
      <style:text-properties officeooo:paragraph-rsid="001a81ef"/>
    </style:style>
    <style:style style:name="P3" style:family="paragraph" style:parent-style-name="Standard">
      <style:text-properties fo:color="#2a6099" loext:opacity="100%" style:text-underline-style="solid" style:text-underline-type="double" style:text-underline-width="auto" style:text-underline-color="font-color" officeooo:paragraph-rsid="001e4d50"/>
    </style:style>
    <style:style style:name="P4" style:family="paragraph" style:parent-style-name="Standard">
      <style:text-properties fo:color="#000000" loext:opacity="100%" fo:font-style="normal" style:text-underline-style="none" officeooo:paragraph-rsid="001e4d50" style:font-style-asian="normal" style:font-style-complex="normal"/>
    </style:style>
    <style:style style:name="P5" style:family="paragraph" style:parent-style-name="Standard">
      <style:text-properties officeooo:paragraph-rsid="001e3226"/>
    </style:style>
    <style:style style:name="P6" style:family="paragraph" style:parent-style-name="Standard">
      <style:text-properties officeooo:paragraph-rsid="001e4d50"/>
    </style:style>
    <style:style style:name="P7" style:family="paragraph" style:parent-style-name="Standard">
      <style:text-properties officeooo:paragraph-rsid="001fe858"/>
    </style:style>
    <style:style style:name="T1" style:family="text">
      <style:text-properties officeooo:rsid="00195c42"/>
    </style:style>
    <style:style style:name="T2" style:family="text">
      <style:text-properties officeooo:rsid="001b8c9e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style:text-underline-style="solid" style:text-underline-type="double" style:text-underline-width="auto" style:text-underline-color="font-color"/>
    </style:style>
    <style:style style:name="T5" style:family="text">
      <style:text-properties fo:color="#2a6099" loext:opacity="100%" fo:font-size="10.5pt" style:text-underline-style="solid" style:text-underline-type="double" style:text-underline-width="auto" style:text-underline-color="font-color" officeooo:rsid="001e3226" style:font-size-asian="10.5pt" style:font-size-complex="10.5pt"/>
    </style:style>
    <style:style style:name="T6" style:family="text">
      <style:text-properties fo:color="#3465a4" loext:opacity="100%"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7" style:family="text">
      <style:text-properties fo:color="#3465a4" loext:opacity="100%" style:text-underline-style="solid" style:text-underline-type="double" style:text-underline-width="auto" style:text-underline-color="font-color" fo:font-weight="bold" officeooo:rsid="001b8c9e" style:font-weight-asian="bold" style:font-weight-complex="bold"/>
    </style:style>
    <style:style style:name="T8" style:family="text">
      <style:text-properties officeooo:rsid="001d76e8"/>
    </style:style>
    <style:style style:name="T9" style:family="text">
      <style:text-properties officeooo:rsid="001e4d50"/>
    </style:style>
    <style:style style:name="T10" style:family="text">
      <style:text-properties officeooo:rsid="001fe858"/>
    </style:style>
    <style:style style:name="T11" style:family="text">
      <style:text-properties officeooo:rsid="0020da0a"/>
    </style:style>
    <style:style style:name="T12" style:family="text">
      <style:text-properties style:text-underline-style="dotted" style:text-underline-width="bold" style:text-underline-color="font-color" officeooo:rsid="001fe8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RASME ERNEST BUSHIRI</text:p>
      <text:p text:style-name="P1"><text:span text:style-name="T1">Tél :</text:span>07.53.41.32.37</text:p>
      <text:p text:style-name="P1">M<text:span text:style-name="T1">ail :</text:span>erasme.bushiri@hotmail.fr <text:s text:c="63"/>Permis B + Véhicule </text:p>
      <text:p text:style-name="P1"/>
      <text:p text:style-name="P1"><text:s text:c="49"/><text:span text:style-name="T6">ANALYSTE – </text:span><text:span text:style-name="T7">DEVELOPPEUR</text:span></text:p>
      <text:p text:style-name="P1"><text:span text:style-name="T4">Compétences : Analyste</text:span></text:p>
      <text:p text:style-name="P1">*Etudes de faisabilités : – étude de l'existant , – définition des objectifs, – critique de l'existant, – étude des anomalies constatées, – propositions de solutions nouvelles – élaboration du cahier des charges.</text:p>
      <text:p text:style-name="P1"><text:s/>*Analyse fonctionnelle : – architecture logiciel, – analyse et organisation des données, – analyse des fonctions informatiques. </text:p>
      <text:p text:style-name="P1">*Analyse détaillées : – analyse des solutions téchniques de programmation, – test unitaire, </text:p>
      <text:p text:style-name="P1"><text:span text:style-name="T4">Compétences : développeur logiciel </text:span></text:p>
      <text:p text:style-name="P1"><text:span text:style-name="T3">* Environnement technique </text:span>: – Système d'exploitaion : windows, – langages : C# , Asp.net – Base des données: Sql server , Transact sql, Oracle – Modélisation : Merise, Power AMC, – Outil de développement : Visual studio 2012 – Web : Html, Css,javascript</text:p>
      <text:p text:style-name="P1"><text:span text:style-name="T3"><text:s/>*Développement des composants d'interface</text:span> et dynamisation des données – Maquett<text:span text:style-name="T2">age</text:span> d'application (projet), – Programmation des pages web et des formulaires des <text:span text:style-name="T8">é</text:span>tats – Manipulation des données avec des requ<text:span text:style-name="T8">ê</text:span>tes sql, – Développement de composants d'accées aux données, – Modélisation de données et la mise en place d'une base de données. </text:p>
      <text:p text:style-name="P1"><text:span text:style-name="T4">Expériences professionnelles</text:span></text:p>
      <text:p text:style-name="P1">– Septembre-novembre 2017 :Création d'une base de données (Association cultuelle :OMICE)</text:p>
      <text:p text:style-name="P1">– 2016 :Mission : Co-responsable des études de faisabilités,élaboration des cahiers de charges .</text:p>
      <text:p text:style-name="P1">– Poste occupé : Analyste (Entreprise Lalande informatique <text:s/><text:span text:style-name="T1">CDD</text:span>)</text:p>
      <text:p text:style-name="P1">– Juillet2013-Mars 2015 : Chargé de l'étude de faisabilité, modélisation et développement des interfaces home/machines.(Eurl LE GRIFFON) Projet : réalisations de projets clients:</text:p>
      <text:p text:style-name="P1">– conception automatisée de la gestion de stock, de carburant, et des tournées de livraisons.</text:p>
      <text:p text:style-name="P1">– Février-juin 2013 : Stage obligatoire de développeur logiciel (Entreprise Bisse) Projet (rapport de <text:s text:c="3"/>stage : conception du logiciel de gestion des clients et du stock .</text:p>
      <text:p text:style-name="P6">– 1994-1998 : Enseignant vacataire (cours de la logique de programmation, Esig,Iseif) .</text:p>
      <text:p text:style-name="P6"><text:s text:c="23"/>Enseignant vacataire à l'université du Cepromad ( cours d'analyse organique).</text:p>
      <text:p text:style-name="P7">– Mars- septembre 1993 : – stage d'analyste programmeur en cobol</text:p>
      <text:p text:style-name="P7"><text:s text:c="38"/>( Sté :Caisse de la stabilisation cotonni<text:span text:style-name="T10">è</text:span>re)</text:p>
      <text:p text:style-name="P3"/>
      <text:p text:style-name="P3">Expériences <text:span text:style-name="T9">extra-</text:span>professionnelles</text:p>
      <text:p text:style-name="P4">– <text:span text:style-name="T2">2019-2020 : Conducteur d’engins lourd ( Entreprise </text:span><text:span text:style-name="T8">STBR</text:span><text:span text:style-name="T2"> à Sacy le grand 60700)</text:span></text:p>
      <text:p text:style-name="P1">– 2007-2011:Chef d'entreprise (secteur logistique) Entreprise Butex.</text:p>
      <text:p text:style-name="P1">– 2002-2007 : Responsable logistique (Rolca france)</text:p>
      <text:p text:style-name="P5">– 1999-2001:Comptable adjoint (Congo-Futur)</text:p>
      <text:p text:style-name="P5"><text:s/>– 1995-1999 : Chef de bureau inspecteur ( fonction <text:s/>publique)</text:p>
      <text:p text:style-name="P2"/>
      <text:p text:style-name="P1"><text:span text:style-name="T5">Formations</text:span></text:p>
      <text:p text:style-name="P1">2016-2017 : Licence générale en informatique (en cours de validation) Cnam Cergy-pontoise </text:p>
      <text:p text:style-name="P1"><text:s/><text:span text:style-name="T11">2015-2017 </text:span> <text:span text:style-name="T12">Unités d’enseignement validés</text:span><text:span text:style-name="T10">( CNAM cergy) : – Recherche opérationnelle et aide à la <text:s text:c="8"/></text:span></text:p>
      <text:p text:style-name="P1"><text:s text:c="20"/><text:span text:style-name="T10">décision, – Architectures des systèmes informatiques, – </text:span><text:span text:style-name="T11">Conduite d’un projet <text:s text:c="2"/></text:span></text:p>
      <text:p text:style-name="P1"><text:s text:c="21"/><text:span text:style-name="T11">informatique, – Systèmes de gestion de base de données, – Réseaux et </text:span></text:p>
      <text:p text:style-name="P1"><text:s text:c="21"/><text:span text:style-name="T11">télécommunications, – Sécurité et réseaux, – Pratiques écrites et orales de la </text:span></text:p>
      <text:p text:style-name="P1"><text:s text:c="21"/><text:span text:style-name="T11">communication professionnelle.</text:span></text:p>
      <text:p text:style-name="P5">2012-2013 : Diplôme de développeur logiciel(Equivalent du Bac +2) Afpa Amiens. </text:p>
      <text:p text:style-name="P5">1990-1993 : Diplôme d 'Analyste Programmeur(ISIPA)</text:p>
      <text:p text:style-name="P1">1984-1990 : Bac Scientifique(Chimie-Biologie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17:11:18.166000000</meta:creation-date>
    <dc:date>2021-11-28T18:33:58.132000000</dc:date>
    <meta:editing-duration>PT10M24S</meta:editing-duration>
    <meta:editing-cycles>1</meta:editing-cycles>
    <meta:document-statistic meta:table-count="0" meta:image-count="0" meta:object-count="0" meta:page-count="1" meta:paragraph-count="38" meta:word-count="404" meta:character-count="3418" meta:non-whitespace-character-count="2720"/>
    <meta:generator>LibreOffice/7.2.0.4$Windows_X86_64 LibreOffice_project/9a9c6381e3f7a62afc1329bd359cc48accb6435b</meta:generator>
  </office:meta>
</office:document-meta>
</file>